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font-weight="bold" style:font-weight-asian="bold" fo:font-size="12pt" style:font-size-asian="12pt" style:font-size-complex="12pt" fo:language="en" fo:country="GB"/>
    </style:style>
    <style:style style:name="P3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4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5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6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7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8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9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10" style:parent-style-name="Listenabsatz" style:list-style-name="LFO1" style:family="paragraph">
      <style:text-properties fo:font-size="12pt" style:font-size-asian="12pt" style:font-size-complex="12pt" fo:language="en" fo:country="GB"/>
    </style:style>
    <style:style style:name="P11" style:parent-style-name="Standard" style:family="paragraph">
      <style:text-properties fo:font-weight="bold" style:font-weight-asian="bold" fo:font-size="12pt" style:font-size-asian="12pt" style:font-size-complex="12pt" fo:language="en" fo:country="GB"/>
    </style:style>
    <style:style style:name="P12" style:parent-style-name="Standard" style:family="paragraph">
      <style:text-properties fo:font-size="12pt" style:font-size-asian="12pt" style:font-size-complex="12pt" fo:language="en" fo:country="GB"/>
    </style:style>
    <style:style style:name="P13" style:parent-style-name="Standard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1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T23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T24" style:parent-style-name="Absatz-Standardschriftart" style:family="text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Listenabsatz" style:list-style-name="LFO2" style:family="paragraph">
      <style:text-properties fo:language="en" fo:country="GB"/>
    </style:style>
    <style:style style:name="P35" style:parent-style-name="Listenabsatz" style:list-style-name="LFO2" style:family="paragraph">
      <style:text-properties fo:language="en" fo:country="GB"/>
    </style:style>
    <style:style style:name="P36" style:parent-style-name="Listenabsatz" style:list-style-name="LFO2" style:family="paragraph">
      <style:text-properties fo:language="en" fo:country="GB"/>
    </style:style>
    <style:style style:name="P37" style:parent-style-name="Listenabsatz" style:list-style-name="LFO2" style:family="paragraph">
      <style:text-properties fo:language="en" fo:country="GB"/>
    </style:style>
    <style:style style:name="P38" style:parent-style-name="Listenabsatz" style:list-style-name="LFO2" style:family="paragraph">
      <style:text-properties fo:language="en" fo:country="GB"/>
    </style:style>
    <style:style style:name="P39" style:parent-style-name="Listenabsatz" style:list-style-name="LFO2" style:family="paragraph">
      <style:text-properties fo:language="en" fo:country="GB"/>
    </style:style>
    <style:style style:name="P40" style:parent-style-name="Listenabsatz" style:list-style-name="LFO2" style:family="paragraph">
      <style:text-properties fo:language="en" fo:country="GB"/>
    </style:style>
    <style:style style:name="P41" style:parent-style-name="Listenabsatz" style:list-style-name="LFO2" style:family="paragraph">
      <style:text-properties fo:language="en" fo:country="GB"/>
    </style:style>
    <style:style style:name="P42" style:parent-style-name="Listenabsatz" style:list-style-name="LFO2" style:family="paragraph">
      <style:text-properties fo:language="en" fo:country="GB"/>
    </style:style>
    <style:style style:name="P4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font-size="12pt" style:font-size-asian="12pt" style:font-size-complex="12pt" fo:language="en" fo:country="GB"/>
    </style:style>
  </office:automatic-styles>
  <office:body>
    <office:text text:use-soft-page-breaks="true">
      <text:p text:style-name="P1">Maces And Talons</text:p>
      <text:p text:style-name="P2">The Game Consists of:</text:p>
      <text:list text:style-name="LFO1" text:continue-numbering="true">
        <text:list-item>
          <text:p text:style-name="P3">16 Hunters</text:p>
        </text:list-item>
        <text:list-item>
          <text:p text:style-name="P4">2 King<text:s/></text:p>
        </text:list-item>
        <text:list-item>
          <text:p text:style-name="P5">2 Longship (Covering 2 Squares)</text:p>
        </text:list-item>
        <text:list-item>
          <text:p text:style-name="P6">2 Kingships (Covering 1 Square)</text:p>
        </text:list-item>
        <text:list-item>
          <text:p text:style-name="P7">2 Maces</text:p>
        </text:list-item>
        <text:list-item>
          <text:p text:style-name="P8">1 Traitor</text:p>
        </text:list-item>
        <text:list-item>
          <text:p text:style-name="P9">1 Accomplice</text:p>
        </text:list-item>
        <text:list-item>
          <text:p text:style-name="P10">1 Dragon</text:p>
        </text:list-item>
      </text:list>
      <text:p text:style-name="P11">Goal Of the game:</text:p>
      <text:p text:style-name="P12">The player's goal is to hit the opponent's king's head with a mace.</text:p>
      <text:p text:style-name="P13">Mechanics</text:p>
      <text:p text:style-name="P14">Hunters:</text:p>
      <text:p text:style-name="P15">-All Hunters only move along a row or a column like the rook in chess. So, an indefinite number of free non water squares can be crossed</text:p>
      <text:p text:style-name="P16">-A hunter can only travel a water square if a ship is placed there.</text:p>
      <text:p text:style-name="P17">-Each move has to end on a free square</text:p>
      <text:p text:style-name="P18">-The first move is always carried out by the Vikings</text:p>
      <text:p text:style-name="P19">-Zugzwang reigns, that means you are forced to carry out a move on each turn</text:p>
      <text:p text:style-name="P20">The King</text:p>
      <text:p text:style-name="P21">-The King moves only on square at a time in all 8 directions.</text:p>
      <text:p text:style-name="P22">-The king can only travel water on the kingship.</text:p>
      <text:p text:style-name="Standard"><text:span text:style-name="T23">Ships</text:span><text:span text:style-name="T24"><text:line-break/>-At the Beginning of the game, first the viking then the marauder, place their ships on choosen squares.</text:span></text:p>
      <text:p text:style-name="P25">-A player may take a turn to move one of his ships to another location.</text:p>
      <text:p text:style-name="P26">Capuring</text:p>
      <text:p text:style-name="P27">-Opposing Hunters can be caputed by trapping or sandwiching one of the hunters with two own pieces.</text:p>
      <text:p text:style-name="P28">-If a hunter moves inbetween two oppsing hunters this does not count as a caputer</text:p>
      <text:p text:style-name="P29"/>
      <text:p text:style-name="P30"/>
      <text:p text:style-name="P31"/>
      <text:p text:style-name="P32">Special Pieces</text:p>
      <text:soft-page-break/>
      <text:p text:style-name="P33">-A special Piece is optained by trapping it with the King and a Hunter. After The Trap The Hunter leaves the Board.</text:p>
      <text:list text:style-name="LFO2" text:continue-numbering="true">
        <text:list-item>
          <text:p text:style-name="P34">The Dragon:</text:p>
          <text:list text:continue-numbering="true">
            <text:list-item>
              <text:p text:style-name="P35">Moves Like a Hunter, except can jump over 1 wide water.</text:p>
            </text:list-item>
            <text:list-item>
              <text:p text:style-name="P36">Can Kill Hunters, by itself.</text:p>
            </text:list-item>
          </text:list>
        </text:list-item>
        <text:list-item>
          <text:p text:style-name="P37">The Traitor:</text:p>
          <text:list text:continue-numbering="true">
            <text:list-item>
              <text:p text:style-name="P38">The Traitor Moves like a Hunter</text:p>
            </text:list-item>
            <text:list-item>
              <text:p text:style-name="P39">When the Opponent tries to move on of their hunters, the player owining the Traitor AND accomplice can reveal both. By replacing that Hunter with the Traitor Piece. And a choosen other Hunter with the accomplice.</text:p>
            </text:list-item>
          </text:list>
        </text:list-item>
        <text:list-item>
          <text:p text:style-name="P40">The accomplice:</text:p>
          <text:list text:continue-numbering="true">
            <text:list-item>
              <text:p text:style-name="P41">Works just like a Hunter</text:p>
            </text:list-item>
            <text:list-item>
              <text:p text:style-name="P42">Can be revealed together with the Traitor</text:p>
            </text:list-item>
          </text:list>
        </text:list-item>
      </text:list>
      <text:p text:style-name="P43">The Mace:</text:p>
      <text:p text:style-name="P44">-The mace can be picked up by a hunter</text:p>
      <text:p text:style-name="P45">-Is a hunter with a Mace captuerd the mace stays on this field and can be picked up by both sides.</text:p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kolas Daniel KÜHNLEIN</meta:initial-creator>
    <dc:creator>Nikolas Daniel KÜHNLEIN</dc:creator>
    <meta:creation-date>2023-04-29T19:47:00Z</meta:creation-date>
    <dc:date>2023-06-02T21:16:00Z</dc:date>
    <meta:template xlink:href="Normal.dotm" xlink:type="simple"/>
    <meta:editing-cycles>3</meta:editing-cycles>
    <meta:editing-duration>PT0S</meta:editing-duration>
    <meta:document-statistic meta:page-count="2" meta:paragraph-count="3" meta:word-count="254" meta:character-count="1854" meta:row-count="13" meta:non-whitespace-character-count="1603"/>
  </office:meta>
</office:document-meta>
</file>